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4pt" officeooo:rsid="001ec13b" officeooo:paragraph-rsid="001ec13b" style:font-size-asian="14pt" style:font-size-complex="14pt"/>
    </style:style>
    <style:style style:name="P2" style:family="paragraph" style:parent-style-name="Standard">
      <style:paragraph-properties fo:text-align="center" style:justify-single-word="false"/>
      <style:text-properties fo:font-size="32pt" officeooo:rsid="001ec13b" officeooo:paragraph-rsid="001ec13b" style:font-size-asian="32pt" style:font-size-complex="32pt"/>
    </style:style>
    <style:style style:name="P3" style:family="paragraph" style:parent-style-name="Standard">
      <style:paragraph-properties fo:text-align="center" style:justify-single-word="false"/>
      <style:text-properties fo:font-size="44pt" officeooo:rsid="001ec13b" officeooo:paragraph-rsid="001ec13b" style:font-size-asian="44pt" style:font-size-complex="44pt"/>
    </style:style>
    <style:style style:name="P4" style:family="paragraph" style:parent-style-name="Standard">
      <style:paragraph-properties fo:line-height="150%" fo:text-align="center" style:justify-single-word="false"/>
      <style:text-properties fo:font-size="12pt" officeooo:rsid="001ec13b" officeooo:paragraph-rsid="001ec13b" style:font-size-asian="10.5pt" style:font-size-complex="12pt"/>
    </style:style>
    <style:style style:name="P5" style:family="paragraph" style:parent-style-name="Text_20_body">
      <style:paragraph-properties fo:line-height="150%" fo:text-align="center" style:justify-single-word="false"/>
      <style:text-properties fo:font-size="12pt" officeooo:rsid="001ec13b" officeooo:paragraph-rsid="001ec13b" style:font-size-asian="10.5pt" style:font-size-complex="12pt"/>
    </style:style>
    <style:style style:name="P6" style:family="paragraph" style:parent-style-name="Text_20_body">
      <style:paragraph-properties fo:line-height="150%" fo:text-align="start" style:justify-single-word="false"/>
      <style:text-properties fo:font-size="12pt" officeooo:rsid="001ec13b" officeooo:paragraph-rsid="001ec13b" style:font-size-asian="10.5pt" style:font-size-complex="12pt"/>
    </style:style>
    <style:style style:name="P7" style:family="paragraph" style:parent-style-name="Text_20_body">
      <style:paragraph-properties fo:line-height="150%"/>
    </style:style>
    <style:style style:name="P8" style:family="paragraph" style:parent-style-name="Text_20_body">
      <style:paragraph-properties fo:line-height="150%" fo:text-align="justify" style:justify-single-word="false"/>
    </style:style>
    <style:style style:name="P9" style:family="paragraph" style:parent-style-name="Text_20_body">
      <style:paragraph-properties fo:line-height="150%"/>
      <style:text-properties officeooo:paragraph-rsid="001ec13b"/>
    </style:style>
    <style:style style:name="P10" style:family="paragraph" style:parent-style-name="Text_20_body" style:list-style-name="L1">
      <style:paragraph-properties fo:line-height="150%"/>
      <style:text-properties officeooo:paragraph-rsid="001ec13b"/>
    </style:style>
    <style:style style:name="P11" style:family="paragraph" style:parent-style-name="Text_20_body" style:list-style-name="L1">
      <style:paragraph-properties fo:line-height="150%"/>
      <style:text-properties officeooo:paragraph-rsid="0022badd"/>
    </style:style>
    <style:style style:name="P12" style:family="paragraph" style:parent-style-name="Text_20_body">
      <style:paragraph-properties fo:line-height="150%"/>
      <style:text-properties officeooo:rsid="0022badd" officeooo:paragraph-rsid="0022ba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Реферат</text:p>
      <text:p text:style-name="P2">Генезис становления и развития технического знания</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Автор: Нодири Хисравхон</text:p>
      <text:p text:style-name="P1">Группа: P3131</text:p>
      <text:p text:style-name="P1">Поток: ИНТ 4</text:p>
      <text:p text:style-name="P1">Курс обучения: 1</text:p>
      <text:p text:style-name="P5"><text:soft-page-break/>Элементы технических знаний в древних культурах</text:p>
      <text:p text:style-name="P6"><text:tab/>Истоки научных знаний уходят в глубокую древность. История технических наук напрямую связаны с историей становления и развития технического знания, которое возникает в результате развития культуры Древнего мира, в первую очередь в древнеегипетской и шумеро-вавилонской культуре. Древний Египет и Вавилон, Рим и Китай накопили огромный массив научных знаний и рецептур деятельности, однако производство и трансляция знаний в этих регионах закреплялась за кастой жрецов и чиновников - носителей и хранителей знаний. Использование рабов в функции орудий при решении технических задач, их дешевый труд не создавал стимулов развития техники и технологии, а также необходимости инженерных знаний.</text:p>
      <text:p text:style-name="P7"><text:tab/>Это было время, когда технические знания существовали как эмпирическое описание средств трудовой деятельности и способов их применения при строительстве храмов, дворцов и других архитектурных, культовых и хозяйственных сооружений, крепостей, городов и оружия. Элементы научно-технического знания в древних культурах понимались как рецепты и сакральная мудрость, которыми владеет жрец, писец, царский чиновник.</text:p>
      <text:p text:style-name="P7"><text:tab/>Миф для древнего человека выступал как начало проекта, как технический способ освоения природы и приспособление в природе при совершении ритуальных действий. Это было знание в форме секрета. В ритуале было заложено стремление «запомнить» и «повторить», при этом не допуская никаких отступлений, иначе могло привести к катастрофическим последствиям.</text:p>
      <text:p text:style-name="P7"><text:tab/>Таким образом, техническая деятельность в те времена была неразрывно связана с религиозно-мифологическими представлениями, где миф, как образное представление о явлениях природы и о общественной жизни, служил вроде научного мировоззрения в современной инженерной деятельности. Техника свои истоки имеет в государствах Древней Греции и Риме, когда греки с помощью понятий и категорий стремились объяснять развивающийся мир и овладеть им с помощью мысли.</text:p>
      <text:p text:style-name="P4">Научно-технические знания в Античную эпоху</text:p>
      <text:p text:style-name="P6"><text:tab/>Античность - это период в истории человеческого общества, когда начался рассвет великих цивилизаций средиземноморского ареала и Ближнего Востока. Переход к научному знанию в истории науки связывают с Древней Грецией, где их античная культура оказалась уникальной средой в появлении греческого «чуда», которым называется необыкновенный расцвет древнегреческой культуры, при этом - с большой долей заимствований эмпирических сведений из стран Востока. По словам Платона: «Что бы эллины не перенимали у варваров, <text:soft-page-break/>они всегда доводили это до более высокого совершенства». Этого совершенства греки достигали путем рациональной обработки эмпирического материала с помощью математических моделей (аксиомы, теоремы), а не реальных объектов.</text:p>
      <text:p text:style-name="P7"><text:tab/>Важным условием становления научной рациональности в античной Греции была мыслительная свобода граждан, зависящая от положения религии, которая в отличии от восточных деспотий не была связана с жесткой регламентацией индивидуальной и общественной жизни. В Древней Греции не было касты жрецов, которые были сильными и влиятельными на Востоке. В этих условиях, освобождаясь от мифологического как господствующей формы общественного сознания, греческие мыслители находили обобщающие категории, которыми фиксировали многообразный чувственный опыт и теоретические (греч. теория - созерцания) структуры, объясняющие строение мира, его основы, смысл и причины его изменений. Были выработаны такие понятия как бытие, наука, формы, единое, сущность и др.</text:p>
      <text:p text:style-name="P7"><text:tab/>В отличие от Востока, где бурно развивалась техника счета для практических, хозяйственных нужд, в Греции начала формироваться и «наука доказывающая». Описание и объяснение возникновения, развития и строения мира, вещей его составляющих получили название натурфилософии (философия природы) как преимущественное философско -умозрительное истолкование природы. В натурфилософии понятия «философия», «наука», «знание» фактически совпадали и не разделялись еще на свои отдельные части [3; 4].</text:p>
      <text:p text:style-name="P7"><text:tab/>Первые древнегреческие философы стали мыслить природу в абстрактных понятиях и представлениях направленных на поиск истинного знания, объясняя природу естественными причинами. Вместо мифологических объяснений они стали прибегать к механическим объяснениям. Античная наука обеспечивала механическое объяснение природы из техники, при этом техне (искусство ремесла) понималась как техника без науки и эпи-стеме - наука без техники, т.е наука и техника в античной культуре рассматривалась как принципиально различные виды деятельности, теоретическое знание и практическое ремесло четко разграничивались.</text:p>
      <text:p text:style-name="P7"><text:tab/>В древнем Китае, несмотря на слабое развитие естествознания, ремесленная техника была весьма плодотворна. Тысячелетняя обработка металла, врачебное искусство успешно развивались без связи с наукой. Для античности, механика, например, была и осталась средством «перехитрить» природу, но не средством познать её. В условиях ремесленного производства упор делался на те рецепты и образцы деятельности, которые передавались из поколения в поколение, приобретая, таким образом, типовой характер и общественную значимость.</text:p>
      <text:p text:style-name="P7"><text:soft-page-break/><text:tab/>Проблема истории и взаимоотношений науки и техники сводит нас с такими понятиями, как наука, техника, естественные науки, технические науки, гуманитарные науки, техносфера, технология, периодизация науки, периодизация техники, законы развития науки, законы развития техники, историко-научные исследования, историография техники, научная революция, техническая революция, промышленная революция, неолитическая революция, аграрная революция, научно-техническая революция, научно-технический прогресс, гуманизация, гуманитаризация и пр. с сопутствующими им другими категориями и терминами.</text:p>
      <text:p text:style-name="P7"><text:tab/>Наука – это многоаспектный, многогранный и сложно устроенный феномен. Он предстает и как социальный институт, и как определенная деятельность по производству знаний. Наука – это определенная человеческая деятельность, которая выделена в процессе разделения труда и направлена на получение знаний. Наука – это не только деятельность конкретного человека или группы людей, но и некоторый надындивидуальный, надличностный феномен.</text:p>
      <text:p text:style-name="P7"><text:tab/>Г.Р.Тэйлор, консультант- редактор иллюстрированной энциклопедии «Изобретения, которые изменили мир», назвал человека изобретательным. В.С.Поликарпов в книге «История науки и техники», изданной в издательстве «Феникс» в Ростове-на-Дону в 1999г., замечает, что именно в результате изобретательской деятельности человека с самого рождения общества появилась техника, а затем и наука. Он же пишет: «Нельзя не согласиться с А.Чанышевым, который отмечает, что « наука возникает еще до философии» что она «начинается со счета …число - первый идеализированный объект в истории культуры»</text:p>
      <text:p text:style-name="P7"><text:tab/>Техника находится в фокусе изучения самых различных дисциплин, как технических, так естественных и общественных, как общих, так и частных. В научной литературе технику относят к сфере материальной культуры. П.К.Энгельмейер на рубеже Х1Х и ХХ вв. так определил технику: « Своими приспособлениями она усилила наш слух, зрение, силу и ловкость, она сокращает расстояние и время и вообще увеличивает производительность труда. Наконец, облегчая удовлетворение потребностей, она тем самым способствует нарождению новых. Техника покорила нам пространство и время, материю и силу и сама служит той силой, которая неудержимо гонит вперед колесо прогресса». В «Кратком толковом словаре русского языка» «техника» определяется как совокупность средств труда, орудий, с помощью которых создается что-нибудь; как машины, механические орудия, а также как совокупность знаний, средств, способов, используемых в каком-нибудь деле. Оригинальную схему этапов технического развития предложил отечественный исследователь Г.Ф.Сунягин. По предложенной им исторической типологии этапы изменения техники <text:soft-page-break/>заданы определённым типом труда. Древнейшая техника с её «разрушительным» характером (в рамках охоты и собирательства) отражает «присваивающий» способ отношения к природе. Земледельческая практика, утвердившаяся в ходе неолитической революции, выявила моменты конструктивности, собственно технические черты. Однако наиболее полно качественные грани в истории техники обнаружились с появлением машинного производства. По мнению Г.Ф.Сунягина, выразительную роль в воссоздании «технизированного» воззрения на мир сыграли такие технические новшества позднего европейского средневековья, как часы, стекло и книгопечатание. Часы позволили выйти из природных циклов, из органического времени. Они дали возможность человеку «сгустить» время, подчинить его ритмам собственной деятельности, позволили осознать его необратимость. С тех пор время стало «богатством», а его нехватка – «бедствием». «Не хватает времени» - эта жалоба слышна повсюду и поныне. Стекло привело к осознанию однородности пространства. Произошла его «десакрализация», снятие с него покрывала «священности». Возникли предпосылки для утверждения обычного зрительного опыта как основы видения реальности, помимо символических ассоциаций. Печатный станок изменил всю систему коммуникации, унифицировал знаково обозначенную реальность, положил начало тому, что в нашем столетии назвали «Галактикой Гутенберга».</text:p>
      <text:p text:style-name="P8"><text:tab/>Приведенная типология интересна в том отношении, что она показывает технические новшества как факторы, способствующие масштабным изменениям в человеческой ментальности и всей системы общественных отношений от экономических до духовных. Любая периодизация технической истории, конечно, не исчерпывается приведенными примерами. «История техники» как жанр насчитывает немало названий и содержит в себе множество оригинальных авторских суждений. Пишут о естественной истории машин, выделяя машинную «анатомию» (строение механизмов), «генетику» (преемственность структуры), «физиологию» (принципы движения). Один из крупнейших физиков ХХ в. Макс Борн прибегнул к смелому образу, стремясь показать главные рубежи развития техники. По его мнению, высказанному в книге «Моя жизнь и взгляды», законно считать, что одним из решающих факторов истории является тот вид энергии, которым человечество располагает в данный момент. В этом свете вся история человечества распадается на два – и только два – великих периода: первый – от Адама до наших дней, второй – с появлением атомной энергии, отныне и на все будущие времена. Переход от первого периода ко второму знаменуется окончанием потребления солнечной энергии и началом использования её чисто земных источников.</text:p>
      <text:p text:style-name="P7"><text:soft-page-break/><text:tab/>Важным моментом этого этапа в развитии технического знания является формирование инженерно-технической рациональности. Начало этого процесса было связано с необходимостью регулярного обучения ремеслу в рамках каждого отдельного вида технологии. Справочники и пособия для обучения тогда еще не были строго научными. Например, фундаментальный труд немецкого ученого и инженера Г. Агриколы «О горном деле и металлургии в двенадцати книгах» (1556) был, по мнению В.Г. Горохова, первой производственно-технической энциклопедией и включал в себя практические сведения и рецепты по производству металлов и сплавов, вопросы разведки и добычи полезных ископаемых и многое другое, почерпнутое им у ремесленников, а также из его собственной многогранной инженерной практики. К жанру технической литературы более позднего времени Горохов относит также «театры машин» и «театры мельниц». Такие издания являлись первыми учебниками по техническому знанию.</text:p>
      <text:p text:style-name="P7"><text:tab/>Третий этап (середина XVIII в. - до 7О-х гг. XIX в.) обусловлен возникновением машинной техники и свершением промышленной революции. В это время происходит переход от ручного труда к машинному производству, резко возрастают потребность в инженерном труде и требования к инженерной подготовке, технические знания начинают приобретать теоретический характер, формируются принципы получения и построения научного технического знания. Это этап становления технических наук (сначала механического, а затем теплотехнического и электротехнического циклов).</text:p>
      <text:p text:style-name="P7">Развитие экспериментального естествознания показало, что существуют явления, не подчиняющиеся законам механического движения. Усложнение опытов требовало создания более разнообразной и совершенной экспериментальной техники, что явилось одной из предпосылок возникновения технических наук. Механика, термодинамика, учение об электромагнетизме составили естественно-научную основу первых технических наук - теории механизмов и машин, теплотехники и электротехники, которые практически сразу же нашли практическое применение. В связи с этим технические науки формировались как прикладные. Одновременно с их появлением возникла система инженерного образования, были созданы первые научно-технические исследовательские учреждения.</text:p>
      <text:p text:style-name="P7"><text:tab/>Именно потребности инженерии вызвали к жизни технические науки. Как показал Э. Лэйтон, становление технических наук в XIX в. было связано с приданием инженерному знанию формы, аналогичной науке. Инженеры позаимствовали не только результаты научных исследований, но и методы и социальные институты научного сообщества.</text:p>
      <text:p text:style-name="P9"><text:tab/>На этом этапе инженерно-техническая рациональность заключалась в обобщении всех существовавших тогда областей техники. «Это было осуществлено в “Общей технологии" И. <text:soft-page-break/>Бекмана (1777) и его школы, которая была попыткой обобщения приемов технической деятельности различного рода, а также во французской “Энциклопедии” - компендиуме всех существовавших к тому времени наук и ремесел. Бекман пытался представить обобщенное описание не столько самих машин и орудий как продуктов технической деятельности, сколько самой этой деятельности, т.е. всех существовавших тогда технологий (ремесел, производств, устройство заводов, а также употребляемых в них машин, орудий, материалов и т.д.). Если частная технология рассматривала каждое техническое ремесло отдельно, то формулируемая Бекманом общая технология пыталась систематизировать различные производства в технических ремеслах, чтобы облегчить их изучение. Классическим выражением стремления к такого рода синтетическому описанию является французская “Энциклопедия”, которая представляла собой попытку собрать все знания, “рассеянные по земле”, ознакомить с ними всех живущих людей и передать их тем, кто придет на смену. Этот проект, по словам Дидро, должен опрокинуть барьеры между ремеслами и науками, дать им свободу».</text:p>
      <text:p text:style-name="P9"><text:tab/>Итак, главное влияние на специфику методологии технических наук оказывает их практическая направленность, подчиненность целям реализации, проектирования и конструирования технических систем. Отсюда вытекает ряд специфических черт частного порядка. Во-первых, методология технических наук должна обеспечить реализацию целого ряда показателей (экономических, социальных, политических, психологических, эстетических и др.), которые, как правило, отсутствуют в естественных и математических науках, но должны быть осуществлены в технических решениях. Во-вторых, наряду с интегрирующим характером для методологии тех нических наук свойственна и противоположная тенденция: доминирование в целом процесса конкретизации и спецификации (конкретных условий, требований, социальных заказов и т.п.). В-третьих, методология технических наук призвана не только интегрировать и специализировать определенные требования, но и согласовать, найти компромисс этих требований, обеспечивающий оптимизацию технических решений и дающий максимальный эффект в соответствии с имеющимися условиями и потребностями. В-четвертых, в технических науках преобладают такой понятийный аппарат и такие теории, которые служат их практической направленности. Отсюда большая роль в технических науках количественных характеристик, математического описания процессов, разработка и развитие специальных теорий, допускающих упрощение и удобство использования естественно-научных знаний в практических целях. Именно эти специфические черты и позволяют отличать технические науки от философских, естественных, математических, общественных и гуманитарных наук.</text:p>
      <text:p text:style-name="P12"><text:soft-page-break/>Источники:</text:p>
      <text:list xml:id="list3594568777" text:style-name="L1">
        <text:list-item>
          <text:p text:style-name="P10">Косарев, А. П. Философия технических наук: генезис становления и развития технического знания <text:s/>/ А. П. Косарев. — Текст : электронный // cyberleninka.ru : [сайт]. — URL: https://cyberleninka.ru/article/n/filosofiya-tehnicheskih-nauk-genezis-stanovleniya-i-razvitiya-tehnicheskogo-znaniya (дата обращения: 04.12.2022).</text:p>
        </text:list-item>
        <text:list-item>
          <text:p text:style-name="P10">Генезис и сущность технического знания. — Текст : электронный // dissercat.com : [сайт]. — URL: https://www.dissercat.com/content/genezis-i-sushchnost-tekhnicheskogo-znaniya (дата обращения: 04.12.2022).</text:p>
        </text:list-item>
        <text:list-item>
          <text:p text:style-name="P11">Наука и техника. Генезис и основные этапы развития технических наук и инженерного образования. — Текст : электронный // lektsii.net : [сайт]. — URL: https://lektsii.net/1-92918.html (дата обращения: 04.12.2022).</text:p>
        </text:list-item>
        <text:list-item>
          <text:p text:style-name="P10">Генезис и развитие техники. Технические и технологические революции. — Текст : электронный // studfile.net : [сайт]. — URL: https://studfile.net/preview/6064019/page:5/ (дата обращения: 04.12.2022).</text:p>
        </text:list-item>
        <text:list-item>
          <text:p text:style-name="P10">Периоды в развитии науки. — Текст : электронный // oborudka.ru : [сайт]. — URL: https://oborudka.ru/handbook/197.html (дата обращения: 04.12.2022).</text:p>
        </text:list-item>
        <text:list-item>
          <text:p text:style-name="P10">Технические науки, их генезис и специфика. — Текст : электронный // ozlib.com : [сайт]. — URL: https://ozlib.com/1006891/sotsium/tehnicheskie_nauki_genezis_spetsifika (дата обращения: 04.12.202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03:41:15.246654982</meta:creation-date>
    <dc:date>2022-12-04T04:32:35.640848110</dc:date>
    <meta:editing-duration>PT48M45S</meta:editing-duration>
    <meta:editing-cycles>3</meta:editing-cycles>
    <meta:generator>LibreOffice/7.4.2.3$Linux_X86_64 LibreOffice_project/40$Build-3</meta:generator>
    <meta:document-statistic meta:table-count="0" meta:image-count="0" meta:object-count="0" meta:page-count="8" meta:paragraph-count="35" meta:word-count="2106" meta:character-count="17198" meta:non-whitespace-character-count="15093"/>
  </office:meta>
</office:document-meta>
</file>